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6000001F4DF0DA5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paragraph-properties fo:margin-top="0cm" fo:margin-bottom="0cm" style:contextual-spacing="false" fo:break-before="pag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fo:break-before="page"/>
    </style:style>
    <style:style style:name="P13" style:family="paragraph" style:parent-style-name="Text_20_body" style:list-style-name="L12">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text-properties officeooo:paragraph-rsid="002aac81"/>
    </style:style>
    <style:style style:name="P17" style:family="paragraph" style:parent-style-name="Heading_20_3">
      <style:paragraph-properties fo:break-before="pag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
      <style:paragraph-properties fo:margin-top="0cm" fo:margin-bottom="0cm" style:contextual-spacing="false" fo:line-height="11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37" style:family="paragraph" style:parent-style-name="Text_20_body" style:list-style-name="L28">
      <style:paragraph-properties fo:margin-top="0cm" fo:margin-bottom="0cm" style:contextual-spacing="false" fo:break-before="pag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2">
      <style:paragraph-properties fo:margin-top="0cm" fo:margin-bottom="0cm" style:contextual-spacing="false"/>
    </style:style>
    <style:style style:name="P49" style:family="paragraph" style:parent-style-name="Text_20_body" style:list-style-name="L43">
      <style:paragraph-properties fo:margin-top="0cm" fo:margin-bottom="0cm" style:contextual-spacing="false"/>
    </style:style>
    <style:style style:name="P50" style:family="paragraph" style:parent-style-name="Text_20_body" style:list-style-name="L44">
      <style:paragraph-properties fo:margin-top="0cm" fo:margin-bottom="0cm" style:contextual-spacing="false"/>
    </style:style>
    <style:style style:name="P51" style:family="paragraph" style:parent-style-name="Text_20_body" style:list-style-name="L45">
      <style:paragraph-properties fo:margin-top="0cm" fo:margin-bottom="0cm" style:contextual-spacing="false"/>
    </style:style>
    <style:style style:name="P52" style:family="paragraph" style:parent-style-name="Text_20_body" style:list-style-name="L46">
      <style:paragraph-properties fo:margin-top="0cm" fo:margin-bottom="0cm" style:contextual-spacing="false"/>
    </style:style>
    <style:style style:name="P53" style:family="paragraph" style:parent-style-name="Text_20_body" style:list-style-name="L47">
      <style:paragraph-properties fo:margin-top="0cm" fo:margin-bottom="0cm" style:contextual-spacing="false"/>
    </style:style>
    <style:style style:name="P54" style:family="paragraph" style:parent-style-name="Text_20_body" style:list-style-name="L48">
      <style:paragraph-properties fo:margin-top="0cm" fo:margin-bottom="0cm" style:contextual-spacing="false"/>
    </style:style>
    <style:style style:name="P55" style:family="paragraph" style:parent-style-name="Text_20_body" style:list-style-name="L49">
      <style:paragraph-properties fo:margin-top="0cm" fo:margin-bottom="0cm" style:contextual-spacing="false"/>
    </style:style>
    <style:style style:name="P56" style:family="paragraph" style:parent-style-name="Text_20_body" style:list-style-name="L50">
      <style:paragraph-properties fo:margin-top="0cm" fo:margin-bottom="0cm" style:contextual-spacing="false"/>
    </style:style>
    <style:style style:name="P57" style:family="paragraph" style:parent-style-name="Text_20_body" style:list-style-name="L51">
      <style:paragraph-properties fo:margin-top="0cm" fo:margin-bottom="0cm" style:contextual-spacing="false"/>
    </style:style>
    <style:style style:name="P58" style:family="paragraph" style:parent-style-name="Text_20_body" style:list-style-name="L52">
      <style:paragraph-properties fo:margin-top="0cm" fo:margin-bottom="0cm" style:contextual-spacing="false"/>
    </style:style>
    <style:style style:name="P59" style:family="paragraph" style:parent-style-name="Text_20_body" style:list-style-name="L50">
      <style:paragraph-properties fo:margin-top="0cm" fo:margin-bottom="0cm" style:contextual-spacing="false" fo:break-before="page"/>
    </style:style>
    <style:style style:name="P60" style:family="paragraph" style:parent-style-name="Text_20_body" style:list-style-name="L53">
      <style:paragraph-properties fo:margin-top="0cm" fo:margin-bottom="0cm" style:contextual-spacing="false"/>
    </style:style>
    <style:style style:name="P61" style:family="paragraph" style:parent-style-name="Text_20_body" style:list-style-name="L5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2aac8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 versammelten sich heute, am 14. März 2026 um 11:00 Uhr im Klimabüro, Schulstraße 5, <text:line-break/>33330 Gütersloh und per Videokonferenz unter <text:a xlink:type="simple" xlink:href="https://public.senfcall.de/makerspace-gt" text:style-name="Internet_20_link" text:visited-style-name="Visited_20_Internet_20_Link"><text:span text:style-name="Definition"><text:span text:style-name="T1">https://public.senfcall.de/makerspace-gt</text:span></text:span></text:a> <text:line-break/>13 Personen zur ordentlichen Mitgliederversammlung des <text:span text:style-name="T1">Makerspace Gütersloh e.V.</text:span></text:p>
      <text:h text:style-name="Heading_20_3" text:outline-level="3"><text:bookmark-start text:name="anwesende-mitglieder"/>Anwesende Mitglieder<text:bookmark-end text:name="anwesende-mitglieder"/></text:h>
      <text:p text:style-name="Standard">Birgit Peitz, Felix Kupferschmidt (ab 11:20 Uhr), Klaus-Jürgen Großekathöfer, <text:line-break/>Kurt Gramlich (ab 11:20 Uhr, bis 12:52 Uhr), Martin Teuber, Michael Prange, Niels Fechtel, <text:line-break/>Ralf Ehlers, Reinhard Peitz, Simone Peitz, Tim Lakämper</text:p>
      <text:h text:style-name="Heading_20_3" text:outline-level="3"><text:bookmark-start text:name="gäste"/>Gäste<text:bookmark-end text:name="gäste"/></text:h>
      <text:p text:style-name="Standard">Cord Beermann, Michele Wegner (Remote)</text:p>
      <text:p text:style-name="Horizontal_20_Line"/>
      <text:h text:style-name="Heading_20_2" text:outline-level="2"><text:bookmark-start text:name="begrüßung-durch-den-vorstand"/>1. Begrüßung durch den Vorstand<text:bookmark-end text:name="begrüßung-durch-den-vorstand"/></text:h>
      <text:p text:style-name="Standard">Tim eröffnete die Versammlung, begrüßte die Anwesenden herzlich, zeigt die <text:a xlink:type="simple" xlink:href="../2026-03-14%20Makerspace%20MV%202026.pdf" text:style-name="Internet_20_link" text:visited-style-name="Visited_20_Internet_20_Link"><text:span text:style-name="Definition">Präsentation zur Mitgliederversammlung 2026</text:span></text:a> und stellte die Tagesordnung gemäß Einladung vor:</text:p>
      <text:list xml:id="list2766579933" text:style-name="L1">
        <text:list-item>
          <text:p text:style-name="P1">Begrüßung &amp; Tagesordnung (Tim)</text:p>
        </text:list-item>
        <text:list-item>
          <text:p text:style-name="P1">Formalitäten (Martin)</text:p>
          <text:list>
            <text:list-item>
              <text:p text:style-name="P1">Wahl einer Versammlungsleiter*in</text:p>
            </text:list-item>
            <text:list-item>
              <text:p text:style-name="P1">Wahl einer Protokollführer*in</text:p>
            </text:list-item>
            <text:list-item>
              <text:p text:style-name="P1"><text:a xlink:type="simple" xlink:href="https://github.com/makerspace-gt/satzung-dokumente/blob/main/Satzung.md#-8-mitgliederversammlung" text:style-name="Internet_20_link" text:visited-style-name="Visited_20_Internet_20_Link"><text:span text:style-name="Definition">Feststellung der ordentlichen Einberufung und Beschlussfähigkeit der Mitgliederversammlung gemäß § 8</text:span></text:a><text:span text:style-name="Definition"><text:line-break/>&gt; </text:span>- Die ordentliche Mitgliederversammlung wird jedes Jahr vom Vorstand einberufen. <text:line-break/>&gt; - Die Einladung zur Mitgliederversammlung ist den Mitgliedern in Textform unter Angabe von Ort, Zeit und Tagesordnung mindestens vier Wochen vorher, bei außerordentlichen Mitgliederversammlungen mindestens zwei Wochen vorher zu übersenden. <text:line-break/>&gt; - Die Mitgliederversammlung ist beschlußfähig, wenn sie ordnungsgemäß einberufen wurde und mindestens ein Siebtel der stimmberechtigten Mitglieder anwesend ist. Ist weniger als ein Drittel der stimmberechtigten Mitglieder anwesend, kann die Mitgliederversammlung erneut einberufen werden; sie ist dann ohne Rücksicht auf die Zahl der anwesenden Mitglieder beschlußfähig. Auf diesen Umstand wird in der Einladung hingewiesen.</text:p>
            </text:list-item>
          </text:list>
        </text:list-item>
        <text:list-item>
          <text:p text:style-name="P1">Tätigkeitsbericht</text:p>
          <text:list>
            <text:list-item>
              <text:p text:style-name="P1"><text:a xlink:type="simple" xlink:href="https://forum.makerspace-gt.de/t/betreiber-der-guetersloher-weberei-ziehen-die-reissleine/874" text:style-name="Internet_20_link" text:visited-style-name="Visited_20_Internet_20_Link"><text:span text:style-name="Definition">Raumsuche</text:span></text:a> (Michael &amp; Felix)</text:p>
            </text:list-item>
            <text:list-item>
              <text:p text:style-name="P1"><text:a xlink:type="simple" xlink:href="https://forum.makerspace-gt.de/t/meilensteine-des-makerspace-guetersloh/119/8" text:style-name="Internet_20_link" text:visited-style-name="Visited_20_Internet_20_Link"><text:span text:style-name="Definition">Meilensteine des Makerspace Gütersloh im Jahr 2025</text:span></text:a> (Tim)</text:p>
            </text:list-item>
            <text:list-item>
              <text:p text:style-name="P2">Umsetzung der weitergeführten Beschlüsse früherer Mitgliederversammlungen</text:p>
              <text:list text:style-name="L2">
                <text:list-item>
                  <text:p text:style-name="P3"><text:a xlink:type="simple" xlink:href="https://forum.makerspace-gt.de/t/eureca-eureca-unser-repair-cafe/892" text:style-name="Internet_20_link" text:visited-style-name="Visited_20_Internet_20_Link"><text:span text:style-name="Definition">EUReCa</text:span></text:a> (Tim)</text:p>
                </text:list-item>
                <text:list-item>
                  <text:p text:style-name="P3"><text:a xlink:type="simple" xlink:href="https://forum.makerspace-gt.de/t/inventur-und-pizza-party/789" text:style-name="Internet_20_link" text:visited-style-name="Visited_20_Internet_20_Link"><text:span text:style-name="Definition">PIZZA</text:span></text:a> (Tim)</text:p>
                </text:list-item>
                <text:list-item>
                  <text:p text:style-name="P3"><text:a xlink:type="simple" xlink:href="https://forum.makerspace-gt.de/c/veranstaltungen/exkursionen/45" text:style-name="Internet_20_link" text:visited-style-name="Visited_20_Internet_20_Link"><text:span text:style-name="Definition">Fahrrad Exkursion</text:span></text:a></text:p>
                  <text:list text:style-name="L3">
                    <text:list-item>
                      <text:p text:style-name="P4"><text:a xlink:type="simple" xlink:href="https://forum.makerspace-gt.de/t/brauere-sandforth-in-steinhagen/1005" text:style-name="Internet_20_link" text:visited-style-name="Visited_20_Internet_20_Link"><text:span text:style-name="Definition">Brauerei Sandforth</text:span></text:a> (Michael)</text:p>
                    </text:list-item>
                    <text:list-item>
                      <text:p text:style-name="P4"><text:a xlink:type="simple" xlink:href="https://forum.makerspace-gt.de/t/planung-fahrrad-ausflug/914/6" text:style-name="Internet_20_link" text:visited-style-name="Visited_20_Internet_20_Link"><text:span text:style-name="Definition">Ecosphere</text:span></text:a> (Tim)</text:p>
                    </text:list-item>
                  </text:list>
                </text:list-item>
                <text:list-item>
                  <text:p text:style-name="P3"><text:a xlink:type="simple" xlink:href="https://forum.makerspace-gt.de/t/geht-weiter-werkzeugausstattung-repair-cafe/890" text:style-name="Internet_20_link" text:visited-style-name="Visited_20_Internet_20_Link"><text:span text:style-name="Definition">GehT weiter!</text:span></text:a> (Michael)</text:p>
                </text:list-item>
                <text:list-item>
                  <text:p text:style-name="P3"><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3">Beleben des <text:a xlink:type="simple" xlink:href="https://wiki.makerspace-gt.de/" text:style-name="Internet_20_link" text:visited-style-name="Visited_20_Internet_20_Link"><text:span text:style-name="Definition">Wiki</text:span></text:a> (Martin)</text:p>
                </text:list-item>
                <text:list-item>
                  <text:p text:style-name="P3"><text:a xlink:type="simple" xlink:href="https://forum.makerspace-gt.de/t/code-of-conduct-awareness/843" text:style-name="Internet_20_link" text:visited-style-name="Visited_20_Internet_20_Link"><text:span text:style-name="Definition">Code of Conduct</text:span></text:a> (Michael)</text:p>
                </text:list-item>
                <text:list-item>
                  <text:p text:style-name="P3"><text:a xlink:type="simple" xlink:href="https://forum.makerspace-gt.de/t/gestaltung-der-oeffnungszeiten-fuer-unseren-makerspace/853" text:style-name="Internet_20_link" text:visited-style-name="Visited_20_Internet_20_Link"><text:span text:style-name="Definition">Öffnungszeiten / Schlüssel</text:span></text:a> (Michaael)</text:p>
                </text:list-item>
              </text:list>
            </text:list-item>
            <text:list-item>
              <text:p text:style-name="P1"><text:a xlink:type="simple" xlink:href="https://forum.makerspace-gt.de/t/mitgliederversammlungen/28/35" text:style-name="Internet_20_link" text:visited-style-name="Visited_20_Internet_20_Link"><text:span text:style-name="Definition">Umsetzung der Beschlüsse der Mitgliederversammlung 2025</text:span></text:a></text:p>
              <text:list text:style-name="L4">
                <text:list-item>
                  <text:p text:style-name="P5"><text:a xlink:type="simple" xlink:href="https://forum.makerspace-gt.de/t/projekte-fuer-die-schublade-dsee/774" text:style-name="Internet_20_link" text:visited-style-name="Visited_20_Internet_20_Link"><text:span text:style-name="Definition">Projekte für die Schublade</text:span></text:a> (Martin &amp; Klaus-Jürgen)</text:p>
                </text:list-item>
                <text:list-item>
                  <text:p text:style-name="P5"><text:a xlink:type="simple" xlink:href="https://forum.makerspace-gt.de/t/sicherheits-ag/1078" text:style-name="Internet_20_link" text:visited-style-name="Visited_20_Internet_20_Link"><text:span text:style-name="Definition">UVV / Gefährdungsbeurteilung / Brandschutzkonzept</text:span></text:a> (Tim &amp; Martin)</text:p>
                </text:list-item>
                <text:list-item>
                  <text:p text:style-name="P5"><text:a xlink:type="simple" xlink:href="https://forum.makerspace-gt.de/t/monitoring-von-it-umbauten-ausgeliehenen-geraeten/999" text:style-name="Internet_20_link" text:visited-style-name="Visited_20_Internet_20_Link"><text:span text:style-name="Definition">Monitoring von IT, Umbauten, ausgeliehenen Geräten</text:span></text:a> (Michael)</text:p>
                </text:list-item>
                <text:list-item>
                  <text:p text:style-name="P5"><text:a xlink:type="simple" xlink:href="https://forum.makerspace-gt.de/t/kommunikationskonzept/92/10" text:style-name="Internet_20_link" text:visited-style-name="Visited_20_Internet_20_Link"><text:span text:style-name="Definition">Interne Kommunikation / Nutzung von Signal-Gruppen</text:span></text:a> (Klaus-Jürgen)</text:p>
                </text:list-item>
                <text:list-item>
                  <text:p text:style-name="P5"><text:a xlink:type="simple" xlink:href="https://forum.makerspace-gt.de/t/nacht-der-bibliotheken/987" text:style-name="Internet_20_link" text:visited-style-name="Visited_20_Internet_20_Link"><text:span text:style-name="Definition">Nacht der Bibliotheken</text:span></text:a> (Tim)</text:p>
                </text:list-item>
                <text:list-item>
                  <text:p text:style-name="P5"><text:a xlink:type="simple" xlink:href="https://forum.makerspace-gt.de/t/projekt-team-it-infrastruktur/504" text:style-name="Internet_20_link" text:visited-style-name="Visited_20_Internet_20_Link"><text:span text:style-name="Definition">AG Cyber</text:span></text:a> (Michael)</text:p>
                </text:list-item>
                <text:list-item>
                  <text:p text:style-name="P5"><text:a xlink:type="simple" xlink:href="https://forum.makerspace-gt.de/t/treff-bei-kaffee-und-kuchen/922" text:style-name="Internet_20_link" text:visited-style-name="Visited_20_Internet_20_Link"><text:span text:style-name="Definition">Kaffee und Kuchen</text:span></text:a> (Tim &amp; Martin)</text:p>
                </text:list-item>
                <text:list-item>
                  <text:p text:style-name="P5"><text:a xlink:type="simple" xlink:href="https://forum.makerspace-gt.de/t/make-it-sew-heimatscheck/1070" text:style-name="Internet_20_link" text:visited-style-name="Visited_20_Internet_20_Link"><text:span text:style-name="Definition">make it sew</text:span></text:a> (Michael)</text:p>
                </text:list-item>
                <text:list-item>
                  <text:p text:style-name="P5">Jugendarbeit</text:p>
                  <text:list text:style-name="L5">
                    <text:list-item>
                      <text:p text:style-name="P6"><text:a xlink:type="simple" xlink:href="https://forum.makerspace-gt.de/t/tueren-auf-tag-mit-der-maus/1073" text:style-name="Internet_20_link" text:visited-style-name="Visited_20_Internet_20_Link"><text:span text:style-name="Definition">Türen auf mit der Maus</text:span></text:a> (Klaus-Jürgen)</text:p>
                    </text:list-item>
                    <text:list-item>
                      <text:p text:style-name="P6"><text:a xlink:type="simple" xlink:href="https://forum.makerspace-gt.de/t/kreativraum-makerspace-gt/1054" text:style-name="Internet_20_link" text:visited-style-name="Visited_20_Internet_20_Link"><text:span text:style-name="Definition">kreativraum</text:span></text:a> (Martin)</text:p>
                    </text:list-item>
                    <text:list-item>
                      <text:p text:style-name="P6"><text:a xlink:type="simple" xlink:href="https://forum.makerspace-gt.de/t/jugendarbeit-battlebots/909" text:style-name="Internet_20_link" text:visited-style-name="Visited_20_Internet_20_Link"><text:span text:style-name="Definition">BattleBots</text:span></text:a> (Martin)</text:p>
                    </text:list-item>
                  </text:list>
                </text:list-item>
                <text:list-item>
                  <text:p text:style-name="P5"><text:a xlink:type="simple" xlink:href="https://forum.makerspace-gt.de/t/mario-carrera-revival/988" text:style-name="Internet_20_link" text:visited-style-name="Visited_20_Internet_20_Link"><text:span text:style-name="Definition">Carrera Bahn</text:span></text:a> (Tim)</text:p>
                </text:list-item>
              </text:list>
            </text:list-item>
          </text:list>
        </text:list-item>
        <text:list-item>
          <text:p text:style-name="P1">Bericht der Schatzmeister*in (Martin)</text:p>
        </text:list-item>
        <text:list-item>
          <text:p text:style-name="P1">Kassenprüfung</text:p>
          <text:list>
            <text:list-item>
              <text:p text:style-name="P1">Bericht der Kassenprüfer*innen für 2025 (Katrin &amp; René)</text:p>
            </text:list-item>
            <text:list-item>
              <text:p text:style-name="P1">Wahl einer Kassenprüfer*in 2026 / 2027</text:p>
            </text:list-item>
          </text:list>
        </text:list-item>
        <text:list-item>
          <text:p text:style-name="P1">Entlastungen</text:p>
          <text:list>
            <text:list-item>
              <text:p text:style-name="P1">Entlastung des Vorstands</text:p>
            </text:list-item>
            <text:list-item>
              <text:p text:style-name="P1">Entlastung der Schatzmeister*in</text:p>
            </text:list-item>
          </text:list>
        </text:list-item>
        <text:list-item>
          <text:p text:style-name="P2">Ausblicke für das Jahr 2026</text:p>
          <text:list text:style-name="L6">
            <text:list-item>
              <text:p text:style-name="P7"><text:a xlink:type="simple" xlink:href="https://forum.makerspace-gt.de/t/kreativraum-makerspace-gt/1054" text:style-name="Internet_20_link" text:visited-style-name="Visited_20_Internet_20_Link"><text:span text:style-name="Definition">kreativraum</text:span></text:a> (Martin)</text:p>
            </text:list-item>
            <text:list-item>
              <text:p text:style-name="P7"><text:a xlink:type="simple" xlink:href="https://forum.makerspace-gt.de/t/tueren-auf-tag-mit-der-maus/1073" text:style-name="Internet_20_link" text:visited-style-name="Visited_20_Internet_20_Link"><text:span text:style-name="Definition">Türen auf mit der Maus</text:span></text:a> (Klaus-Jürgen)</text:p>
            </text:list-item>
            <text:list-item>
              <text:p text:style-name="P7"><text:a xlink:type="simple" xlink:href="https://forum.makerspace-gt.de/t/monitoring-von-it-umbauten-ausgeliehenen-geraeten/999" text:style-name="Internet_20_link" text:visited-style-name="Visited_20_Internet_20_Link"><text:span text:style-name="Definition">Monitoring von IT, Umbauten, ausgeliehenen Geräten</text:span></text:a> (Michael)</text:p>
            </text:list-item>
            <text:list-item>
              <text:p text:style-name="P7">Satzungsänderung (Michael)</text:p>
              <text:list text:style-name="L7">
                <text:list-item>
                  <text:p text:style-name="P8">Kündigungsfrist</text:p>
                </text:list-item>
                <text:list-item>
                  <text:p text:style-name="P8">Mitgliedschaftsdauer</text:p>
                </text:list-item>
                <text:list-item>
                  <text:p text:style-name="P8">Fördermitglieder</text:p>
                </text:list-item>
                <text:list-item>
                  <text:p text:style-name="P8">Ehrenamtspauschale</text:p>
                </text:list-item>
                <text:list-item>
                  <text:p text:style-name="P8">Salvatorische Klausel</text:p>
                </text:list-item>
                <text:list-item>
                  <text:p text:style-name="P8">…</text:p>
                </text:list-item>
              </text:list>
            </text:list-item>
            <text:list-item>
              <text:p text:style-name="P7">“no space left on device” / Weberei Renovierung (Michael)</text:p>
            </text:list-item>
            <text:list-item>
              <text:p text:style-name="P7">Fahrrad Exkursion</text:p>
              <text:list text:style-name="L8">
                <text:list-item>
                  <text:p text:style-name="P9"><text:a xlink:type="simple" xlink:href="https://forum.makerspace-gt.de/t/planung-fahrrad-ausflug/914/6" text:style-name="Internet_20_link" text:visited-style-name="Visited_20_Internet_20_Link"><text:span text:style-name="Definition">Ecosphere</text:span></text:a> (Tim)</text:p>
                </text:list-item>
                <text:list-item>
                  <text:p text:style-name="P9">Türkisch Deutscher Kulturverein (Michael)</text:p>
                </text:list-item>
                <text:list-item>
                  <text:p text:style-name="P9">Meierhof Rassfeld (Martin)</text:p>
                </text:list-item>
                <text:list-item>
                  <text:p text:style-name="P9">Privat-Brauerei Hohenfelde (Michael)</text:p>
                </text:list-item>
              </text:list>
            </text:list-item>
            <text:list-item>
              <text:p text:style-name="P7">Förderungen</text:p>
              <text:list text:style-name="L9">
                <text:list-item>
                  <text:p text:style-name="P10">Festool Tischkreissäge &amp; Dominofräse (Michael)</text:p>
                </text:list-item>
                <text:list-item>
                  <text:p text:style-name="P10">Shaper Origin (Michael)</text:p>
                </text:list-item>
                <text:list-item>
                  <text:p text:style-name="P10"><text:a xlink:type="simple" xlink:href="https://forum.makerspace-gt.de/t/muhaha-lasercutter-leader-gt8/1100" text:style-name="Internet_20_link" text:visited-style-name="Visited_20_Internet_20_Link"><text:span text:style-name="Definition">muhaha - Lasercutter</text:span></text:a> (Michael)</text:p>
                </text:list-item>
                <text:list-item>
                  <text:p text:style-name="P10">3D-Drucker (Michael)</text:p>
                </text:list-item>
                <text:list-item>
                  <text:p text:style-name="P10"><text:a xlink:type="simple" xlink:href="https://forum.makerspace-gt.de/t/projekte-fuer-die-schublade-dsee/774" text:style-name="Internet_20_link" text:visited-style-name="Visited_20_Internet_20_Link"><text:span text:style-name="Definition">Projekte für die Schublade</text:span></text:a> (Martin &amp; Klaus-Jürgen)</text:p>
                </text:list-item>
                <text:list-item>
                  <text:p text:style-name="P10"><text:a xlink:type="simple" xlink:href="https://forum.makerspace-gt.de/t/manuel-lokale-ki-fuer-zammad-engagement-nrw/1101/1" text:style-name="Internet_20_link" text:visited-style-name="Visited_20_Internet_20_Link"><text:span text:style-name="Definition">MANUEL - lokale KI für Zammad</text:span></text:a> (Michael)</text:p>
                </text:list-item>
              </text:list>
            </text:list-item>
            <text:list-item>
              <text:p text:style-name="P7"><text:a xlink:type="simple" xlink:href="https://forum.makerspace-gt.de/t/interesse-an-erste-hilfe-schulung/1089" text:style-name="Internet_20_link" text:visited-style-name="Visited_20_Internet_20_Link"><text:span text:style-name="Definition">Erste-Hilfe-Schulung</text:span></text:a> (Sarah)</text:p>
            </text:list-item>
            <text:list-item>
              <text:p text:style-name="P7"><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7"><text:a xlink:type="simple" xlink:href="https://forum.makerspace-gt.de/t/digital-independence-day/1097" text:style-name="Internet_20_link" text:visited-style-name="Visited_20_Internet_20_Link"><text:span text:style-name="Definition">Digital Independence Day</text:span></text:a> (Michael)</text:p>
            </text:list-item>
          </text:list>
        </text:list-item>
        <text:list-item>
          <text:p text:style-name="P1">Sonstiges</text:p>
        </text:list-item>
        <text:list-item>
          <text:p text:style-name="P1">Beschließen der Ziele für das Jahr 2026</text:p>
        </text:list-item>
      </text:list>
      <text:h text:style-name="Heading_20_2" text:outline-level="2"><text:bookmark-start text:name="formalitäten"/>2. Formalitäten<text:bookmark-end text:name="formalitäten"/></text:h>
      <text:list text:style-name="L10">
        <text:list-item>
          <text:p text:style-name="P11">Mit Einverständnis aller übernahm Tim die Versammlungsleitung.</text:p>
        </text:list-item>
        <text:list-item>
          <text:p text:style-name="P11">Mit Einverständnis aller übernahm Michael die Protokollführung.</text:p>
        </text:list-item>
        <text:list-item>
          <text:p text:style-name="P11">Martin stellte fest, dass die Versammlung satzungsgemäß einberufen wurde und beschlussfähig ist (9 von 34 Mitgliedern).</text:p>
        </text:list-item>
      </text:list>
      <text:p text:style-name="Horizontal_20_Line"/>
      <text:p text:style-name="Standard">11:20 Uhr: Kurt und Felix betreten die Versammlung</text:p>
      <text:p text:style-name="Horizontal_20_Line"/>
      <text:list xml:id="list3786260444" text:style-name="L11">
        <text:list-item>
          <text:p text:style-name="P12">Martin stellte den Initiativantrag die Tagesordnungspunkte “5.1 Bericht der Kassenprüfer*innen für 2025” und “6.2 Entlastung der Schatzmeister*in” auf eine außerordentliche Mitgliederversammlung am 28. April 2026, 19:00 Uhr zu verschieben, da keine Kassenprüfer*in anwesend war.</text:p>
          <text:list text:style-name="L12">
            <text:list-item>
              <text:p text:style-name="P13">Ja: 11 Stimmen</text:p>
            </text:list-item>
            <text:list-item>
              <text:p text:style-name="P13">Nein: 0 Stimmen</text:p>
            </text:list-item>
            <text:list-item>
              <text:p text:style-name="P13">Enthaltung: 0 Stimmen</text:p>
            </text:list-item>
          </text:list>
        </text:list-item>
        <text:list-item>
          <text:p text:style-name="P14">Martin stellte den Initiativantrag die Tagesordnungspunkte “7. Ausblicke für das Jahr 2026” und “9. Beschließen der Ziele für das Jahr 2026” auf eine außerordentliche Mitgliederversammlung am 28. April 2026, 19:00 Uhr zu verschieben, da heute nur wenig Mitglieder anwesend waren und der Vorstand nicht vollzählig war.</text:p>
          <text:list text:style-name="L13">
            <text:list-item>
              <text:p text:style-name="P15">Ja: 11 Stimmen</text:p>
            </text:list-item>
            <text:list-item>
              <text:p text:style-name="P15">Nein: 0 Stimmen</text:p>
            </text:list-item>
            <text:list-item>
              <text:p text:style-name="P15">Enthaltung: 0 Stimmen</text:p>
            </text:list-item>
          </text:list>
        </text:list-item>
      </text:list>
      <text:h text:style-name="Heading_20_2" text:outline-level="2"><text:bookmark-start text:name="tätigkeitsbericht"/>3. Tätigkeitsbericht<text:bookmark-end text:name="tätigkeitsbericht"/></text:h>
      <text:h text:style-name="Heading_20_3" text:outline-level="3"><text:bookmark-start text:name="raumsuche"/>3.1 <text:a xlink:type="simple" xlink:href="https://forum.makerspace-gt.de/t/betreiber-der-guetersloher-weberei-ziehen-die-reissleine/874" text:style-name="Internet_20_link" text:visited-style-name="Visited_20_Internet_20_Link"><text:span text:style-name="Definition">Raumsuche</text:span></text:a><text:bookmark-end text:name="raumsuche"/></text:h>
      <text:p text:style-name="Text_20_body">Michael berichtete, dass eine externe Raumsuche nicht erfolgreich war, da die Objekte zu teuer sind.</text:p>
      <text:p text:style-name="P16">Michael und Felix berichteten zum Status der Weberei. Seit Januar haben wir keinen freien Zutritt mehr zum Makerspace. Die Kernsanierung der Weberei hat begonnen und betrifft den kompletten Nordteil (Gastro, Disco, …). Der erste und zweite Stock müssen brandschutztechnisch ertüchtigt werden und stehen bis mindestens Sommer nicht zur Verfügung. Studio, Atelier und alle Lagerräume im Südtrakt können von allen Interessensgruppen gemeinsam genutzt werden. Lager 2 kann exklusiv vom Makerspace genutzt werden. Ein “Stundenplan” zur Nutzung des Studio und Atelier wird vom Weberei-Förderverein ausgearbeitet. Die Nutzung ist voraussichtlich ab dem 1. April wieder möglich. Es gibt etwa zehn Interessensgruppen, die sich die Räume teilen müssen.</text:p>
      <text:p text:style-name="P16">Perspektivisch können wir mehr Räume im 2. Stock beziehen und uns voraussichtlich selbst bei Renovierungsarbeiten einbringen. Es stehen bis zu vier Räume zur Verfügung die wir je nach Budget anmieten können. Seitens Stadt gibt es verschiedene Budget-Töpfe (1. Gastro Renovierung, 2. Brandschutzertüchtigung, 3. Einzug Fachbereich Kultur). Der Fachbereich Kultur soll in den Büroräumen im 1. Stock einziehen.</text:p>
      <text:p text:style-name="Text_20_body">Ralf bringt ein, noch weitere Firmen als Partnerschaften zu gewinnen, um Drittmittel für die Renovierung und/oder Miete einzuwerben oder ggf. dort Räume zu bekommen.</text:p>
      <text:p text:style-name="Text_20_body">Weiterhin können wir auch das Klimabüro für Termine wie Spieleabend, Nähbar, kreativraum, etc. nutzen.</text:p>
      <text:h text:style-name="Heading_20_3" text:outline-level="3"/>
      <text:h text:style-name="P17" text:outline-level="3"><text:bookmark-start text:name="meilensteine-des-makerspace-gütersloh-im-jahr-2025"/>3.2. <text:a xlink:type="simple" xlink:href="https://forum.makerspace-gt.de/t/meilensteine-des-makerspace-guetersloh/119/7" text:style-name="Internet_20_link" text:visited-style-name="Visited_20_Internet_20_Link"><text:span text:style-name="Definition">Meilensteine des Makerspace Gütersloh im Jahr 2025</text:span></text:a><text:bookmark-end text:name="meilensteine-des-makerspace-gütersloh-im-jahr-2025"/></text:h>
      <text:p text:style-name="Standard">Tim stellte bebildert ausgewählte Meilensteine vor.</text:p>
      <text:list xml:id="list1547271250" text:style-name="L14">
        <text:list-item>
          <text:p text:style-name="P18">Jährliche Übersicht</text:p>
        </text:list-item>
        <text:list-item>
          <text:p text:style-name="P18">Mitgliederversammlung</text:p>
        </text:list-item>
        <text:list-item>
          <text:p text:style-name="P18">Nacht der Bibliotheken</text:p>
        </text:list-item>
        <text:list-item>
          <text:p text:style-name="P18">Werkzeugwände</text:p>
        </text:list-item>
        <text:list-item>
          <text:p text:style-name="P18">Zweites Repair Café ab Juli</text:p>
          <text:list text:style-name="L15">
            <text:list-item>
              <text:p text:style-name="P19">drei Fördermitglieder gewonnen</text:p>
            </text:list-item>
            <text:list-item>
              <text:p text:style-name="P19">Gelistet bei <text:a xlink:type="simple" xlink:href="https://endof10.org/de/" text:style-name="Internet_20_link" text:visited-style-name="Visited_20_Internet_20_Link"><text:span text:style-name="Definition">End of 10</text:span></text:a></text:p>
            </text:list-item>
          </text:list>
        </text:list-item>
        <text:list-item>
          <text:p text:style-name="P18">generierte Protokolle</text:p>
        </text:list-item>
        <text:list-item>
          <text:p text:style-name="P18">Tanne Fräsen</text:p>
        </text:list-item>
        <text:list-item>
          <text:p text:style-name="P18">Partnerschaft N+A</text:p>
        </text:list-item>
        <text:list-item>
          <text:p text:style-name="P18">Bürgertag</text:p>
        </text:list-item>
        <text:list-item>
          <text:p text:style-name="P18">Weberei Förderverein</text:p>
        </text:list-item>
        <text:list-item>
          <text:p text:style-name="P18">Entsorgungszentrum Ecowest</text:p>
        </text:list-item>
        <text:list-item>
          <text:p text:style-name="P18">kreativraum</text:p>
          <text:list text:style-name="L16">
            <text:list-item>
              <text:p text:style-name="P20">zwei Termine fanden statt</text:p>
            </text:list-item>
            <text:list-item>
              <text:p text:style-name="P20">muss sich noch entwickeln</text:p>
            </text:list-item>
            <text:list-item>
              <text:p text:style-name="P20">vier weitere Termine geplant in der Stadtbibliothek</text:p>
            </text:list-item>
            <text:list-item>
              <text:p text:style-name="P20">wir bekommen 250 € pro kreativraum zzgl. Material und Miete</text:p>
            </text:list-item>
            <text:list-item>
              <text:p text:style-name="P20">kreativraum Konferenz in der Wissenswerkstatt am 5. Mai</text:p>
            </text:list-item>
            <text:list-item>
              <text:p text:style-name="P20">Michael wünscht sich, dass ein Ré­su­mé im Forum gepostet wird “Tue Gutes und rede darüber”</text:p>
            </text:list-item>
          </text:list>
        </text:list-item>
        <text:list-item>
          <text:p text:style-name="P18">Brandschutzkonzept</text:p>
        </text:list-item>
        <text:list-item>
          <text:p text:style-name="P18">Fünf Spiel-Bars</text:p>
        </text:list-item>
        <text:list-item>
          <text:p text:style-name="P18">Monatliche Näh-Bars</text:p>
        </text:list-item>
        <text:list-item>
          <text:p text:style-name="P18">Weihnachtsfeier</text:p>
        </text:list-item>
      </text:list>
      <text:h text:style-name="Heading_20_3" text:outline-level="3"><text:bookmark-start text:name="umsetzung-der-weitergeführten-beschlüsse-früherer-mitgliederversammlungen"/>3.3 Umsetzung der weitergeführten Beschlüsse früherer Mitgliederversammlungen<text:bookmark-end text:name="umsetzung-der-weitergeführten-beschlüsse-früherer-mitgliederversammlungen"/></text:h>
      <text:p text:style-name="Standard">Verschiedene Personen stellten bebildert die Umsetzung der weitergeführten Beschlüsse früherer Mitgliederversammlungen vor.</text:p>
      <text:list xml:id="list1886753702" text:style-name="L17">
        <text:list-item>
          <text:p text:style-name="P21"><text:a xlink:type="simple" xlink:href="https://forum.makerspace-gt.de/t/eureca-eureca-unser-repair-cafe/892" text:style-name="Internet_20_link" text:visited-style-name="Visited_20_Internet_20_Link"><text:span text:style-name="Definition">EUReCa</text:span></text:a> (Tim)</text:p>
          <text:list text:style-name="L18">
            <text:list-item>
              <text:p text:style-name="P22">fand 2025 nicht statt und wird vorerst nicht aktiv weiterverfolgt</text:p>
            </text:list-item>
            <text:list-item>
              <text:p text:style-name="P22">gewünscht sind Workshops zum Thema Reparaturwissen</text:p>
            </text:list-item>
          </text:list>
        </text:list-item>
        <text:list-item>
          <text:p text:style-name="P21"><text:a xlink:type="simple" xlink:href="https://forum.makerspace-gt.de/t/inventur-und-pizza-party/789" text:style-name="Internet_20_link" text:visited-style-name="Visited_20_Internet_20_Link"><text:span text:style-name="Definition">PIZZA</text:span></text:a> (Tim)</text:p>
          <text:list text:style-name="L19">
            <text:list-item>
              <text:p text:style-name="P23">fand 2025 wenig statt</text:p>
            </text:list-item>
            <text:list-item>
              <text:p text:style-name="P23">könnte beim Umzug in die anderen Räume wieder relevant werden (Aussortieren, Inventarisieren)</text:p>
            </text:list-item>
            <text:list-item>
              <text:p text:style-name="P23">There is no O in PIZZA für Ordnung (z.B. Gridfinity)</text:p>
            </text:list-item>
          </text:list>
        </text:list-item>
        <text:list-item>
          <text:p text:style-name="P21"><text:a xlink:type="simple" xlink:href="https://forum.makerspace-gt.de/c/veranstaltungen/exkursionen/45" text:style-name="Internet_20_link" text:visited-style-name="Visited_20_Internet_20_Link"><text:soft-page-break/><text:span text:style-name="Definition">Fahrrad Exkursion</text:span></text:a></text:p>
          <text:list text:style-name="L20">
            <text:list-item>
              <text:p text:style-name="P24"><text:a xlink:type="simple" xlink:href="https://forum.makerspace-gt.de/t/brauere-sandforth-in-steinhagen/1005" text:style-name="Internet_20_link" text:visited-style-name="Visited_20_Internet_20_Link"><text:span text:style-name="Definition">Brauerei Sandforth</text:span></text:a> (Michael)</text:p>
              <text:list text:style-name="L21">
                <text:list-item>
                  <text:p text:style-name="P25">wurde mit sieben Personen besucht</text:p>
                </text:list-item>
              </text:list>
            </text:list-item>
            <text:list-item>
              <text:p text:style-name="P24"><text:a xlink:type="simple" xlink:href="https://forum.makerspace-gt.de/t/planung-fahrrad-ausflug/914/6" text:style-name="Internet_20_link" text:visited-style-name="Visited_20_Internet_20_Link"><text:span text:style-name="Definition">Ecosphere</text:span></text:a> (Tim)</text:p>
              <text:list text:style-name="L22">
                <text:list-item>
                  <text:p text:style-name="P26">mehrere Personen waren einzeln da, aber nicht als Gruppe</text:p>
                </text:list-item>
                <text:list-item>
                  <text:p text:style-name="P26">für 2026 noch einmal planen</text:p>
                </text:list-item>
              </text:list>
            </text:list-item>
          </text:list>
        </text:list-item>
        <text:list-item>
          <text:p text:style-name="P21"><text:a xlink:type="simple" xlink:href="https://forum.makerspace-gt.de/t/geht-weiter-werkzeugausstattung-repair-cafe/890" text:style-name="Internet_20_link" text:visited-style-name="Visited_20_Internet_20_Link"><text:span text:style-name="Definition">GehT weiter!</text:span></text:a> (Michael)</text:p>
          <text:list text:style-name="L23">
            <text:list-item>
              <text:p text:style-name="P27">wurde erfolgreich abgeschlossen, sodass das Repair Café nun komplett eigenständiges Werkzeug hat</text:p>
            </text:list-item>
          </text:list>
        </text:list-item>
        <text:list-item>
          <text:p text:style-name="P21"><text:a xlink:type="simple" xlink:href="https://forum.makerspace-gt.de/t/fabaccess-maschinenrechtverwaltung/854" text:style-name="Internet_20_link" text:visited-style-name="Visited_20_Internet_20_Link"><text:span text:style-name="Definition">“acces granted”</text:span></text:a> (Michael)</text:p>
          <text:list text:style-name="L24">
            <text:list-item>
              <text:p text:style-name="P28">wurde 2025 nicht weiterverfolgt</text:p>
            </text:list-item>
            <text:list-item>
              <text:p text:style-name="P28">ggf. mit neuen Räumlichkeiten weiterführen und Attraccess nutzen</text:p>
            </text:list-item>
          </text:list>
        </text:list-item>
        <text:list-item>
          <text:p text:style-name="P21">Beleben des <text:a xlink:type="simple" xlink:href="https://wiki.makerspace-gt.de/" text:style-name="Internet_20_link" text:visited-style-name="Visited_20_Internet_20_Link"><text:span text:style-name="Definition">Wiki</text:span></text:a> (Martin)</text:p>
          <text:list text:style-name="L25">
            <text:list-item>
              <text:p text:style-name="P29">Idee: organisierte Treffen veranstalten, um Wissen zusammenzutragen (z.B. aus dem Forum und Signalgruppen)</text:p>
            </text:list-item>
          </text:list>
        </text:list-item>
        <text:list-item>
          <text:p text:style-name="P21"><text:a xlink:type="simple" xlink:href="https://forum.makerspace-gt.de/t/code-of-conduct-awareness/843" text:style-name="Internet_20_link" text:visited-style-name="Visited_20_Internet_20_Link"><text:span text:style-name="Definition">Code of Conduct</text:span></text:a> (Michael)</text:p>
          <text:list text:style-name="L26">
            <text:list-item>
              <text:p text:style-name="P30">Diskussion der Umfrageergebnisse steht noch aus</text:p>
            </text:list-item>
          </text:list>
        </text:list-item>
        <text:list-item>
          <text:p text:style-name="P21"><text:a xlink:type="simple" xlink:href="https://forum.makerspace-gt.de/t/gestaltung-der-oeffnungszeiten-fuer-unseren-makerspace/853" text:style-name="Internet_20_link" text:visited-style-name="Visited_20_Internet_20_Link"><text:span text:style-name="Definition">Öffnungszeiten / Schlüssel</text:span></text:a> (Michael)</text:p>
          <text:list text:style-name="L27">
            <text:list-item>
              <text:p text:style-name="P31">2025 war der Space zu 11% der Zeit geöffnet (+5% zu 2024)</text:p>
            </text:list-item>
            <text:list-item>
              <text:p text:style-name="P31">mehr Nähbars und Spieleabende</text:p>
            </text:list-item>
            <text:list-item>
              <text:p text:style-name="P31">neue Öffnungszeiten von Ralf</text:p>
            </text:list-item>
          </text:list>
        </text:list-item>
      </text:list>
      <text:p text:style-name="Horizontal_20_Line"/>
      <text:p text:style-name="Standard">12:52 Uhr: Kurt verlässt Versammlung und spricht sich für eine Entlastung des Vorstands aus.</text:p>
      <text:p text:style-name="Horizontal_20_Line"/>
      <text:h text:style-name="Heading_20_3" text:outline-level="3"><text:bookmark-start text:name="umsetzung-der-beschlüsse-der-mitgliederversammlung-2025"/>3.4 <text:a xlink:type="simple" xlink:href="https://forum.makerspace-gt.de/t/mitgliederversammlungen/28/35" text:style-name="Internet_20_link" text:visited-style-name="Visited_20_Internet_20_Link"><text:span text:style-name="Definition">Umsetzung der Beschlüsse der Mitgliederversammlung 2025</text:span></text:a><text:bookmark-end text:name="umsetzung-der-beschlüsse-der-mitgliederversammlung-2025"/></text:h>
      <text:p text:style-name="Standard">Verschiedene Personen stellten bebildert die Umsetzung der Beschlüsse der Mitgliederversammlungen 2025 vor.</text:p>
      <text:list xml:id="list335154421" text:style-name="L28">
        <text:list-item>
          <text:p text:style-name="P32"><text:a xlink:type="simple" xlink:href="https://forum.makerspace-gt.de/t/projekte-fuer-die-schublade-dsee/774" text:style-name="Internet_20_link" text:visited-style-name="Visited_20_Internet_20_Link"><text:span text:style-name="Definition">Projekte für die Schublade</text:span></text:a> (Martin &amp; Klaus-Jürgen)</text:p>
          <text:list text:style-name="L29">
            <text:list-item>
              <text:p text:style-name="P33">erste Projekte wurden zusammengetragen</text:p>
            </text:list-item>
            <text:list-item>
              <text:p text:style-name="P33">soll dies Jahr umgesetzt werden</text:p>
            </text:list-item>
          </text:list>
        </text:list-item>
        <text:list-item>
          <text:p text:style-name="P32"><text:a xlink:type="simple" xlink:href="https://forum.makerspace-gt.de/t/sicherheits-ag/1078" text:style-name="Internet_20_link" text:visited-style-name="Visited_20_Internet_20_Link"><text:span text:style-name="Definition">UVV / Gefährdungsbeurteilung / Brandschutzkonzept</text:span></text:a> (Tim &amp; Martin)</text:p>
        </text:list-item>
        <text:list-item>
          <text:p text:style-name="P32"><text:a xlink:type="simple" xlink:href="https://forum.makerspace-gt.de/t/monitoring-von-it-umbauten-ausgeliehenen-geraeten/999" text:style-name="Internet_20_link" text:visited-style-name="Visited_20_Internet_20_Link"><text:span text:style-name="Definition">Monitoring von IT, Umbauten, ausgeliehenen Geräten</text:span></text:a> (Michael)</text:p>
        </text:list-item>
        <text:list-item>
          <text:p text:style-name="P32"><text:a xlink:type="simple" xlink:href="https://forum.makerspace-gt.de/t/kommunikationskonzept/92/10" text:style-name="Internet_20_link" text:visited-style-name="Visited_20_Internet_20_Link"><text:span text:style-name="Definition">Interne Kommunikation / Nutzung von Signal-Gruppen</text:span></text:a> (Klaus-Jürgen)</text:p>
          <text:list text:style-name="L30">
            <text:list-item>
              <text:p text:style-name="P34">moderiertes Treffen veranstalten, um die Art und Weise der Kommunikation zu besprechen</text:p>
            </text:list-item>
          </text:list>
        </text:list-item>
        <text:list-item>
          <text:p text:style-name="P32"><text:a xlink:type="simple" xlink:href="https://forum.makerspace-gt.de/t/nacht-der-bibliotheken/987" text:style-name="Internet_20_link" text:visited-style-name="Visited_20_Internet_20_Link"><text:span text:style-name="Definition">Nacht der Bibliotheken</text:span></text:a> (Tim)</text:p>
        </text:list-item>
        <text:list-item>
          <text:p text:style-name="P32"><text:a xlink:type="simple" xlink:href="https://forum.makerspace-gt.de/t/projekt-team-it-infrastruktur/504" text:style-name="Internet_20_link" text:visited-style-name="Visited_20_Internet_20_Link"><text:span text:style-name="Definition">AG Cyber</text:span></text:a> (Michael)</text:p>
          <text:list text:style-name="L31">
            <text:list-item>
              <text:p text:style-name="P35">nun Regelmä<text:span text:style-name="T2">ß</text:span>ig am 3. Donnerstag im Monat zusammen mit dem 4830.org e.V. (dem Verein hinter der Freifunkinitiative im Kreis Gütersloh)</text:p>
            </text:list-item>
          </text:list>
        </text:list-item>
      </text:list>
      <text:p text:style-name="P36"><text:a xlink:type="simple" xlink:href="https://forum.makerspace-gt.de/t/treff-bei-kaffee-und-kuchen/922" text:style-name="Internet_20_link" text:visited-style-name="Visited_20_Internet_20_Link"><text:span text:style-name="Definition"/></text:a></text:p>
      <text:list xml:id="list101209861983427" text:continue-numbering="true" text:style-name="L28">
        <text:list-item>
          <text:p text:style-name="P37"><text:a xlink:type="simple" xlink:href="https://forum.makerspace-gt.de/t/treff-bei-kaffee-und-kuchen/922" text:style-name="Internet_20_link" text:visited-style-name="Visited_20_Internet_20_Link"><text:span text:style-name="Definition">Kaffee und Kuchen</text:span></text:a> (Tim &amp; Martin)</text:p>
          <text:list text:style-name="L32">
            <text:list-item>
              <text:p text:style-name="P38">fand 2025 nicht statt, geplant war es, einen vierteljährlichen Austausch zu etablieren (bspw. zum Thema Retrogames)</text:p>
            </text:list-item>
          </text:list>
        </text:list-item>
        <text:list-item>
          <text:p text:style-name="P32"><text:a xlink:type="simple" xlink:href="https://forum.makerspace-gt.de/t/make-it-sew-heimatscheck/1070" text:style-name="Internet_20_link" text:visited-style-name="Visited_20_Internet_20_Link"><text:span text:style-name="Definition">make it sew</text:span></text:a> (Michael)</text:p>
        </text:list-item>
        <text:list-item>
          <text:p text:style-name="P32">Jugendarbeit</text:p>
          <text:list text:style-name="L33">
            <text:list-item>
              <text:p text:style-name="P39"><text:a xlink:type="simple" xlink:href="https://forum.makerspace-gt.de/t/tueren-auf-tag-mit-der-maus/1073" text:style-name="Internet_20_link" text:visited-style-name="Visited_20_Internet_20_Link"><text:span text:style-name="Definition">Türen auf mit der Maus</text:span></text:a> (Klaus-Jürgen)</text:p>
              <text:list text:style-name="L34">
                <text:list-item>
                  <text:p text:style-name="P40">war ein voller Erfolg</text:p>
                </text:list-item>
                <text:list-item>
                  <text:p text:style-name="P40">dieses Jahr wieder! - <text:a xlink:type="simple" xlink:href="https://forum.makerspace-gt.de/t/kreativraum-makerspace-gt/1054" text:style-name="Internet_20_link" text:visited-style-name="Visited_20_Internet_20_Link"><text:span text:style-name="Definition">kreativraum</text:span></text:a> (Martin)</text:p>
                </text:list-item>
              </text:list>
            </text:list-item>
            <text:list-item>
              <text:p text:style-name="P39"><text:a xlink:type="simple" xlink:href="https://forum.makerspace-gt.de/t/jugendarbeit-battlebots/909" text:style-name="Internet_20_link" text:visited-style-name="Visited_20_Internet_20_Link"><text:span text:style-name="Definition">BattleBots</text:span></text:a> (Martin)</text:p>
              <text:list text:style-name="L35">
                <text:list-item>
                  <text:p text:style-name="P41">neuer Workshop für 2026 steht noch aus</text:p>
                </text:list-item>
                <text:list-item>
                  <text:p text:style-name="P41">ggf. Kooperation mit der HSBI</text:p>
                </text:list-item>
              </text:list>
            </text:list-item>
          </text:list>
        </text:list-item>
        <text:list-item>
          <text:p text:style-name="P32"><text:a xlink:type="simple" xlink:href="https://forum.makerspace-gt.de/t/mario-carrera-revival/988" text:style-name="Internet_20_link" text:visited-style-name="Visited_20_Internet_20_Link"><text:span text:style-name="Definition">Carrera Bahn</text:span></text:a> (Tim)</text:p>
          <text:list text:style-name="L36">
            <text:list-item>
              <text:p text:style-name="P42">wurde nun nach Fulda zu Leon verschickt um dort wiederbelebt zu werden</text:p>
            </text:list-item>
          </text:list>
        </text:list-item>
      </text:list>
      <text:h text:style-name="Heading_20_2" text:outline-level="2"><text:bookmark-start text:name="bericht-der-schatzmeisterin"/>4. Bericht der Schatzmeister*in<text:bookmark-end text:name="bericht-der-schatzmeisterin"/></text:h>
      <text:p text:style-name="Standard">Martin stellte die Einnahmen und Ausgaben in tabellarischer Form nach <text:a xlink:type="simple" xlink:href="../2026-03-14%20Kassenbericht%202025.pdf" text:style-name="Internet_20_link" text:visited-style-name="Visited_20_Internet_20_Link"><text:span text:style-name="Definition">Kategorien, Jahresübersicht und Monatsübersicht</text:span></text:a> vor.</text:p>
      <text:list xml:id="list2047446597" text:style-name="L37">
        <text:list-item>
          <text:p text:style-name="P43">Einnahmen im Kalenderjahr 2025: 14.786,43 €</text:p>
        </text:list-item>
        <text:list-item>
          <text:p text:style-name="P43">Ausgaben im Kalenderjahr 2025: 13.358,11 €</text:p>
        </text:list-item>
        <text:list-item>
          <text:p text:style-name="P43">Saldo im Kalenderjahr 2025: 1.410,32 €</text:p>
        </text:list-item>
        <text:list-item>
          <text:p text:style-name="P43">zzgl. Korrekturen aus 2024 (u.a. eine Rücklastschrift): 24,13 €</text:p>
        </text:list-item>
        <text:list-item>
          <text:p text:style-name="P43">Anfangsbestand am 01.01.2025: 5.757,16 €</text:p>
        </text:list-item>
        <text:list-item>
          <text:p text:style-name="P43">Endbestand zum 31.12.2024: 7.143,35 €</text:p>
          <text:list text:style-name="L38">
            <text:list-item>
              <text:p text:style-name="P44">davon Rücklagen: 1.000 €</text:p>
            </text:list-item>
          </text:list>
        </text:list-item>
        <text:list-item>
          <text:p text:style-name="P43">Ausgaben Spenden:</text:p>
          <text:list text:style-name="L39">
            <text:list-item>
              <text:p text:style-name="P45">Entnahmen von Wechselgeld für die Spendendose nach den Kassenzählungen</text:p>
            </text:list-item>
          </text:list>
        </text:list-item>
        <text:list-item>
          <text:p text:style-name="P43">Mitglieder zum 31.12.2024: 38 (davon 4 Fördermitglieder)</text:p>
        </text:list-item>
      </text:list>
      <text:p text:style-name="Standard">Vorschlag von Cord: Der Makerspace soll Mitglied im 4830.org e.V. werden, um Nutzung der IT-Infrastruktur auszugleichen.</text:p>
      <text:h text:style-name="Heading_20_2" text:outline-level="2"><text:bookmark-start text:name="kassenprüfung"/>5. Kassenprüfung<text:bookmark-end text:name="kassenprüfung"/></text:h>
      <text:h text:style-name="Heading_20_3" text:outline-level="3"><text:bookmark-start text:name="bericht-der-kassenprüferinnen-für-2025"/>5.1. Bericht der Kassenprüfer*innen für 2025<text:bookmark-end text:name="bericht-der-kassenprüferinnen-für-2025"/></text:h>
      <text:p text:style-name="Standard">Dieser Tagesordnungspunkt wurde aufgrund des Initiativantrags auf die außerordentliche Mitgliederversammlung am 28. April 2026, 19:00 Uhr verschoben.</text:p>
      <text:h text:style-name="Heading_20_3" text:outline-level="3"/>
      <text:h text:style-name="P17" text:outline-level="3"><text:bookmark-start text:name="wahl-einer-kassenprüferin-2026-2027"/>5.2. Wahl einer Kassenprüfer*in 2026 / 2027<text:bookmark-end text:name="wahl-einer-kassenprüferin-2026-2027"/></text:h>
      <text:list xml:id="list106618157" text:style-name="L40">
        <text:list-item>
          <text:p text:style-name="P46">Ralf stellte das Amt vor</text:p>
          <text:list text:style-name="L41">
            <text:list-item>
              <text:p text:style-name="P47">Es geht darum die Ausgaben des Vereins (stichpunktartig) zu prüfen und die Entlastung der Schatzmeister*in zu beantragen, sofern es nichts zu beanstanden gab.</text:p>
            </text:list-item>
          </text:list>
        </text:list-item>
        <text:list-item>
          <text:p text:style-name="P46">Dieser Tagesordnungspunkt wurde auf die außerordentliche Mitgliederversammlung am 28. April 2026, 19:00 Uhr verschoben, da sich niemand zur Wahl gestellt hat.</text:p>
        </text:list-item>
      </text:list>
      <text:h text:style-name="Heading_20_2" text:outline-level="2"><text:bookmark-start text:name="entlastungen"/>6. Entlastungen<text:bookmark-end text:name="entlastungen"/></text:h>
      <text:h text:style-name="Heading_20_3" text:outline-level="3"><text:bookmark-start text:name="entlastung-des-vorstands"/>6.1. Entlastung des Vorstands<text:bookmark-end text:name="entlastung-des-vorstands"/></text:h>
      <text:p text:style-name="Standard">Felix beantragte den Vorstand zu entlasten.</text:p>
      <text:list text:style-name="L42">
        <text:list-item>
          <text:p text:style-name="P48">Ja: 7 Stimmen</text:p>
        </text:list-item>
        <text:list-item>
          <text:p text:style-name="P48">Nein: 0 Stimmen</text:p>
        </text:list-item>
        <text:list-item>
          <text:p text:style-name="P48">Enthaltung: 4 Stimmen</text:p>
        </text:list-item>
      </text:list>
      <text:p text:style-name="Standard">Der Vorstand wurde für das Geschäftsjahr 2025 entlastet.</text:p>
      <text:h text:style-name="Heading_20_3" text:outline-level="3"><text:bookmark-start text:name="entlastung-der-schatzmeisterin"/>6.2. Entlastung der Schatzmeister*in<text:bookmark-end text:name="entlastung-der-schatzmeisterin"/></text:h>
      <text:p text:style-name="Standard">Dieser Tagesordnungspunkt wurde aufgrund des Initiativantrags auf die außerordentliche Mitgliederversammlung am 28. April 2026, 19:00 Uhr verschoben.</text:p>
      <text:h text:style-name="Heading_20_1" text:outline-level="1"><text:bookmark-start text:name="ausblicke-für-das-jahr-2026"/>7. Ausblicke für das Jahr 2026<text:bookmark-end text:name="ausblicke-für-das-jahr-2026"/></text:h>
      <text:list xml:id="list2502905335" text:style-name="L43">
        <text:list-item>
          <text:p text:style-name="P49">Dieser Tagesordnungspunkt wurde aufgrund des Initiativantrags auf die außerordentliche Mitgliederversammlung am 28. April 2026, 19:00 Uhr verschoben.</text:p>
        </text:list-item>
        <text:list-item>
          <text:p text:style-name="P49">Michael stellte kurz die geplanten Ausblicke vor, ohne ins Detail zu gehen.</text:p>
          <text:list text:style-name="L44">
            <text:list-item>
              <text:p text:style-name="P50"><text:a xlink:type="simple" xlink:href="https://forum.makerspace-gt.de/t/kreativraum-makerspace-gt/1054" text:style-name="Internet_20_link" text:visited-style-name="Visited_20_Internet_20_Link"><text:span text:style-name="Definition">kreativraum</text:span></text:a> (Martin)</text:p>
            </text:list-item>
            <text:list-item>
              <text:p text:style-name="P50"><text:a xlink:type="simple" xlink:href="https://forum.makerspace-gt.de/t/tueren-auf-tag-mit-der-maus/1073" text:style-name="Internet_20_link" text:visited-style-name="Visited_20_Internet_20_Link"><text:span text:style-name="Definition">Türen auf mit der Maus</text:span></text:a> (Klaus-Jürgen)</text:p>
            </text:list-item>
            <text:list-item>
              <text:p text:style-name="P50"><text:a xlink:type="simple" xlink:href="https://forum.makerspace-gt.de/t/monitoring-von-it-umbauten-ausgeliehenen-geraeten/999" text:style-name="Internet_20_link" text:visited-style-name="Visited_20_Internet_20_Link"><text:span text:style-name="Definition">Monitoring von IT, Umbauten, ausgeliehenen Geräten</text:span></text:a> (Michael)</text:p>
            </text:list-item>
            <text:list-item>
              <text:p text:style-name="P50">Satzungsänderung (Michael)</text:p>
              <text:list text:style-name="L45">
                <text:list-item>
                  <text:p text:style-name="P51">Kündigungsfrist</text:p>
                </text:list-item>
                <text:list-item>
                  <text:p text:style-name="P51">Mitgliedschaftsdauer</text:p>
                </text:list-item>
                <text:list-item>
                  <text:p text:style-name="P51">Fördermitglieder</text:p>
                </text:list-item>
                <text:list-item>
                  <text:p text:style-name="P51">Ehrenamtspauschale</text:p>
                </text:list-item>
                <text:list-item>
                  <text:p text:style-name="P51">Salvatorische Klausel</text:p>
                </text:list-item>
                <text:list-item>
                  <text:p text:style-name="P51">…</text:p>
                </text:list-item>
              </text:list>
            </text:list-item>
            <text:list-item>
              <text:p text:style-name="P50">“no space left on device” / Weberei Renovierung (Michael)</text:p>
            </text:list-item>
            <text:list-item>
              <text:p text:style-name="P50">Fahrrad Exkursion</text:p>
              <text:list text:style-name="L46">
                <text:list-item>
                  <text:p text:style-name="P52"><text:a xlink:type="simple" xlink:href="https://forum.makerspace-gt.de/t/planung-fahrrad-ausflug/914/6" text:style-name="Internet_20_link" text:visited-style-name="Visited_20_Internet_20_Link"><text:span text:style-name="Definition">Ecosphere</text:span></text:a> (Tim)</text:p>
                </text:list-item>
                <text:list-item>
                  <text:p text:style-name="P52">Türkisch Deutscher Kulturverein (Michael)</text:p>
                </text:list-item>
                <text:list-item>
                  <text:p text:style-name="P52">Meierhof Rassfeld (Martin)</text:p>
                </text:list-item>
                <text:list-item>
                  <text:p text:style-name="P52">Privat-Brauerei Hohenfelde (Michael)</text:p>
                </text:list-item>
              </text:list>
            </text:list-item>
            <text:list-item>
              <text:p text:style-name="P50"><text:soft-page-break/>Förderungen</text:p>
              <text:list text:style-name="L47">
                <text:list-item>
                  <text:p text:style-name="P53">Festool Tischkreissäge &amp; Dominofräse (Michael)</text:p>
                </text:list-item>
                <text:list-item>
                  <text:p text:style-name="P53">Shaper Origin (Michael)</text:p>
                </text:list-item>
                <text:list-item>
                  <text:p text:style-name="P53"><text:a xlink:type="simple" xlink:href="https://forum.makerspace-gt.de/t/muhaha-lasercutter-leader-gt8/1100" text:style-name="Internet_20_link" text:visited-style-name="Visited_20_Internet_20_Link"><text:span text:style-name="Definition">muhaha - Lasercutter</text:span></text:a> (Michael)</text:p>
                </text:list-item>
                <text:list-item>
                  <text:p text:style-name="P53">3D-Drucker (Michael)</text:p>
                </text:list-item>
                <text:list-item>
                  <text:p text:style-name="P53"><text:a xlink:type="simple" xlink:href="https://forum.makerspace-gt.de/t/projekte-fuer-die-schublade-dsee/774" text:style-name="Internet_20_link" text:visited-style-name="Visited_20_Internet_20_Link"><text:span text:style-name="Definition">Projekte für die Schublade</text:span></text:a> (Martin &amp; Klaus-Jürgen)</text:p>
                </text:list-item>
                <text:list-item>
                  <text:p text:style-name="P53"><text:a xlink:type="simple" xlink:href="https://forum.makerspace-gt.de/t/manuel-lokale-ki-fuer-zammad-engagement-nrw/1101/1" text:style-name="Internet_20_link" text:visited-style-name="Visited_20_Internet_20_Link"><text:span text:style-name="Definition">MANUEL - lokale KI für Zammad</text:span></text:a> (Michael)</text:p>
                </text:list-item>
              </text:list>
            </text:list-item>
            <text:list-item>
              <text:p text:style-name="P50"><text:a xlink:type="simple" xlink:href="https://forum.makerspace-gt.de/t/interesse-an-erste-hilfe-schulung/1089" text:style-name="Internet_20_link" text:visited-style-name="Visited_20_Internet_20_Link"><text:span text:style-name="Definition">Erste-Hilfe-Schulung</text:span></text:a> (Sarah)</text:p>
            </text:list-item>
            <text:list-item>
              <text:p text:style-name="P50"><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50"><text:a xlink:type="simple" xlink:href="https://forum.makerspace-gt.de/t/digital-independence-day/1097" text:style-name="Internet_20_link" text:visited-style-name="Visited_20_Internet_20_Link"><text:span text:style-name="Definition">Digital Independence Day</text:span></text:a> (Michael)</text:p>
            </text:list-item>
          </text:list>
        </text:list-item>
      </text:list>
      <text:h text:style-name="Heading_20_1" text:outline-level="1"><text:bookmark-start text:name="sonstiges"/>8. Sonstiges<text:bookmark-end text:name="sonstiges"/></text:h>
      <text:list xml:id="list1455268992" text:style-name="L48">
        <text:list-item>
          <text:p text:style-name="P54">2026 sollen weitere Unternehmen für Partnerschaften gewonnen werden, um Drittmittel für die Renovierung und/oder Miete einzuwerben oder ggf. dort Räume zu nutzen.</text:p>
        </text:list-item>
        <text:list-item>
          <text:p text:style-name="P54">Als Tagesordnung für die außerordentliche Mitgliederversammlung am 28. April 2026 ergibt sich</text:p>
          <text:list text:style-name="L49">
            <text:list-item>
              <text:p text:style-name="P55">Begrüßung &amp; Tagesordnung</text:p>
            </text:list-item>
            <text:list-item>
              <text:p text:style-name="P55">Formalitäten</text:p>
            </text:list-item>
            <text:list-item>
              <text:p text:style-name="P55">Kassenprüfung</text:p>
              <text:list>
                <text:list-item>
                  <text:p text:style-name="P55">Bericht der Kassenprüfer*innen für 2025 (Katrin &amp; René)</text:p>
                </text:list-item>
                <text:list-item>
                  <text:p text:style-name="P55">Wahl einer Kassenprüfer*in 2026 / 2027</text:p>
                </text:list-item>
              </text:list>
            </text:list-item>
            <text:list-item>
              <text:p text:style-name="P55">Entlastung der Schatzmeister*in</text:p>
            </text:list-item>
            <text:list-item>
              <text:p text:style-name="P55">Ausblicke für das Jahr 2026</text:p>
              <text:list text:style-name="L50">
                <text:list-item>
                  <text:p text:style-name="P56"><text:a xlink:type="simple" xlink:href="https://forum.makerspace-gt.de/t/kreativraum-makerspace-gt/1054" text:style-name="Internet_20_link" text:visited-style-name="Visited_20_Internet_20_Link"><text:span text:style-name="Definition">kreativraum</text:span></text:a> (Martin)</text:p>
                </text:list-item>
                <text:list-item>
                  <text:p text:style-name="P56"><text:a xlink:type="simple" xlink:href="https://forum.makerspace-gt.de/t/tueren-auf-tag-mit-der-maus/1073" text:style-name="Internet_20_link" text:visited-style-name="Visited_20_Internet_20_Link"><text:span text:style-name="Definition">Türen auf mit der Maus</text:span></text:a> (Klaus-Jürgen)</text:p>
                </text:list-item>
                <text:list-item>
                  <text:p text:style-name="P56"><text:a xlink:type="simple" xlink:href="https://forum.makerspace-gt.de/t/monitoring-von-it-umbauten-ausgeliehenen-geraeten/999" text:style-name="Internet_20_link" text:visited-style-name="Visited_20_Internet_20_Link"><text:span text:style-name="Definition">Monitoring von IT, Umbauten, ausgeliehenen Geräten</text:span></text:a> (Michael)</text:p>
                </text:list-item>
                <text:list-item>
                  <text:p text:style-name="P56">Satzungsänderung (Michael)</text:p>
                  <text:list text:style-name="L51">
                    <text:list-item>
                      <text:p text:style-name="P57">Kündigungsfrist</text:p>
                    </text:list-item>
                    <text:list-item>
                      <text:p text:style-name="P57">Mitgliedschaftsdauer</text:p>
                    </text:list-item>
                    <text:list-item>
                      <text:p text:style-name="P57">Fördermitglieder</text:p>
                    </text:list-item>
                    <text:list-item>
                      <text:p text:style-name="P57">Ehrenamtspauschale</text:p>
                    </text:list-item>
                    <text:list-item>
                      <text:p text:style-name="P57">Salvatorische Klausel</text:p>
                    </text:list-item>
                    <text:list-item>
                      <text:p text:style-name="P57">…</text:p>
                    </text:list-item>
                  </text:list>
                </text:list-item>
                <text:list-item>
                  <text:p text:style-name="P56">“no space left on device” / Weberei Renovierung (Michael)</text:p>
                </text:list-item>
                <text:list-item>
                  <text:p text:style-name="P56">Fahrrad Exkursion</text:p>
                  <text:list text:style-name="L52">
                    <text:list-item>
                      <text:p text:style-name="P58"><text:a xlink:type="simple" xlink:href="https://forum.makerspace-gt.de/t/planung-fahrrad-ausflug/914/6" text:style-name="Internet_20_link" text:visited-style-name="Visited_20_Internet_20_Link"><text:span text:style-name="Definition">Ecosphere</text:span></text:a> (Tim)</text:p>
                    </text:list-item>
                    <text:list-item>
                      <text:p text:style-name="P58">Türkisch Deutscher Kulturverein (Michael)</text:p>
                    </text:list-item>
                    <text:list-item>
                      <text:p text:style-name="P58">Meierhof Rassfeld (Martin)</text:p>
                    </text:list-item>
                    <text:list-item>
                      <text:p text:style-name="P58">Privat-Brauerei Hohenfelde (Michael)</text:p>
                    </text:list-item>
                  </text:list>
                </text:list-item>
              </text:list>
            </text:list-item>
          </text:list>
        </text:list-item>
      </text:list>
      <text:p text:style-name="P36"/>
      <text:list xml:id="list101210477841089" text:continue-list="list1455268992" text:style-name="L50">
        <text:list-item>
          <text:list>
            <text:list-item>
              <text:list>
                <text:list-item>
                  <text:p text:style-name="P59">Förderungen</text:p>
                  <text:list text:style-name="L53">
                    <text:list-item>
                      <text:p text:style-name="P60">Festool Tischkreissäge &amp; Dominofräse (Michael)</text:p>
                    </text:list-item>
                    <text:list-item>
                      <text:p text:style-name="P60">Shaper Origin (Michael)</text:p>
                    </text:list-item>
                    <text:list-item>
                      <text:p text:style-name="P60"><text:a xlink:type="simple" xlink:href="https://forum.makerspace-gt.de/t/muhaha-lasercutter-leader-gt8/1100" text:style-name="Internet_20_link" text:visited-style-name="Visited_20_Internet_20_Link"><text:span text:style-name="Definition">muhaha - Lasercutter</text:span></text:a> (Michael)</text:p>
                    </text:list-item>
                    <text:list-item>
                      <text:p text:style-name="P60">3D-Drucker (Michael)</text:p>
                    </text:list-item>
                    <text:list-item>
                      <text:p text:style-name="P60"><text:a xlink:type="simple" xlink:href="https://forum.makerspace-gt.de/t/projekte-fuer-die-schublade-dsee/774" text:style-name="Internet_20_link" text:visited-style-name="Visited_20_Internet_20_Link"><text:span text:style-name="Definition">Projekte für die Schublade</text:span></text:a> (Martin &amp; Klaus-Jürgen)</text:p>
                    </text:list-item>
                    <text:list-item>
                      <text:p text:style-name="P60"><text:a xlink:type="simple" xlink:href="https://forum.makerspace-gt.de/t/manuel-lokale-ki-fuer-zammad-engagement-nrw/1101/1" text:style-name="Internet_20_link" text:visited-style-name="Visited_20_Internet_20_Link"><text:span text:style-name="Definition">MANUEL - lokale KI für Zammad</text:span></text:a> (Michael)</text:p>
                    </text:list-item>
                  </text:list>
                </text:list-item>
                <text:list-item>
                  <text:p text:style-name="P56"><text:a xlink:type="simple" xlink:href="https://forum.makerspace-gt.de/t/interesse-an-erste-hilfe-schulung/1089" text:style-name="Internet_20_link" text:visited-style-name="Visited_20_Internet_20_Link"><text:span text:style-name="Definition">Erste-Hilfe-Schulung</text:span></text:a> (Sarah)</text:p>
                </text:list-item>
                <text:list-item>
                  <text:p text:style-name="P56"><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56"><text:a xlink:type="simple" xlink:href="https://forum.makerspace-gt.de/t/digital-independence-day/1097" text:style-name="Internet_20_link" text:visited-style-name="Visited_20_Internet_20_Link"><text:span text:style-name="Definition">Digital Independence Day</text:span></text:a> (Michael)</text:p>
                </text:list-item>
                <text:list-item>
                  <text:p text:style-name="P56">Werben weiterer Unternehmen für Partnerschaften</text:p>
                </text:list-item>
              </text:list>
            </text:list-item>
            <text:list-item text:style-override="L49">
              <text:p text:style-name="P55">Sonstiges</text:p>
            </text:list-item>
            <text:list-item text:style-override="L49">
              <text:p text:style-name="P55">Beschließen der Ziele für das Jahr 2026</text:p>
            </text:list-item>
          </text:list>
        </text:list-item>
      </text:list>
      <text:h text:style-name="Heading_20_1" text:outline-level="1"><text:bookmark-start text:name="beschließen-der-ziele-für-das-jahr-2026"/>9. Beschließen der Ziele für das Jahr 2026<text:bookmark-end text:name="beschließen-der-ziele-für-das-jahr-2026"/></text:h>
      <text:p text:style-name="Standard">Dieser Tagesordnungspunkt wurde aufgrund des Initiativantrags auf die außerordentliche Mitgliederversammlung am 28. April 2026, 19:00 Uhr verschoben.</text:p>
      <text:p text:style-name="Horizontal_20_Line"/>
      <text:p text:style-name="Standard">Die Versammlung wurde um 14:13 Uhr geschlossen.</text:p>
      <text:p text:style-name="Standard"/>
      <text:p text:style-name="Text_20_body">Gütersloh, 14. März 2026<text:line-break/><text:line-break/><text:line-break/><text:line-break/>Tim Lakämper (Versammlungsleitung)<text:line-break/><text:line-break/><text:line-break/>Michael Prange (Protokollführung)</text:p>
      <text:p text:style-name="Horizontal_20_Line"/>
      <text:h text:style-name="Heading_20_1" text:outline-level="1"><text:bookmark-start text:name="anhänge"/>Anhänge<text:bookmark-end text:name="anhänge"/></text:h>
      <text:list text:style-name="L54">
        <text:list-item>
          <text:p text:style-name="P61"><text:a xlink:type="simple" xlink:href="https://raw.githubusercontent.com/makerspace-gt/protokolle/refs/heads/main/2026/2026-03-14%20Makerspace%20MV%202026.pdf" text:style-name="Internet_20_link" text:visited-style-name="Visited_20_Internet_20_Link"><text:span text:style-name="Definition">2026-03-14 Makerspace MV 2026.pdf</text:span></text:a></text:p>
        </text:list-item>
        <text:list-item>
          <text:p text:style-name="P61"><text:a xlink:type="simple" xlink:href="https://raw.githubusercontent.com/makerspace-gt/protokolle/refs/heads/main/2026/2026-03-14%20Kassenbericht%202025.pdf" text:style-name="Internet_20_link" text:visited-style-name="Visited_20_Internet_20_Link"><text:span text:style-name="Definition">2026-03-14 Kassenbericht 2025.pdf</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546cm" style:type="center"/>
          <style:tab-stop style:position="17.092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Definition"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4" style:family="table">
      <style:table-properties style:width="17.092cm" table:align="margins"/>
    </style:style>
    <style:style style:name="Tabelle4.A" style:family="table-column">
      <style:table-column-properties style:column-width="13.092cm" style:rel-column-width="50196*"/>
    </style:style>
    <style:style style:name="Tabelle4.B" style:family="table-column">
      <style:table-column-properties style:column-width="4.001cm" style:rel-column-width="15339*"/>
    </style:style>
    <style:style style:name="Tabelle4.1" style:family="table-row">
      <style:table-row-properties style:min-row-height="3cm"/>
    </style:style>
    <style:style style:name="Tabelle4.A1" style:family="table-cell">
      <style:table-cell-properties style:vertical-align="middle" fo:padding="0.097cm" fo:border-left="none" fo:border-right="none" fo:border-top="none" fo:border-bottom="0.75pt solid #b22222"/>
    </style:style>
    <style:style style:name="Tabelle5" style:family="table">
      <style:table-properties style:width="17.092cm" table:align="margins"/>
    </style:style>
    <style:style style:name="Tabelle5.A" style:family="table-column">
      <style:table-column-properties style:column-width="4.9cm" style:rel-column-width="18788*"/>
    </style:style>
    <style:style style:name="Tabelle5.B" style:family="table-column">
      <style:table-column-properties style:column-width="7.491cm" style:rel-column-width="28723*"/>
    </style:style>
    <style:style style:name="Tabelle5.C" style:family="table-column">
      <style:table-column-properties style:column-width="4.701cm" style:rel-column-width="18024*"/>
    </style:style>
    <style:style style:name="Tabelle5.A1" style:family="table-cell">
      <style:table-cell-properties fo:padding="0.097cm" fo:border-left="none" fo:border-right="none" fo:border-top="0.75pt solid #b22222" fo:border-bottom="none"/>
    </style:style>
    <style:style style:name="Tabelle1" style:family="table">
      <style:table-properties style:width="17.101cm" fo:margin-left="0cm" table:align="left"/>
    </style:style>
    <style:style style:name="Tabelle1.A" style:family="table-column">
      <style:table-column-properties style:column-width="13.307cm"/>
    </style:style>
    <style:style style:name="Tabelle1.B" style:family="table-column">
      <style:table-column-properties style:column-width="3.794cm"/>
    </style:style>
    <style:style style:name="Tabelle1.A1" style:family="table-cell">
      <style:table-cell-properties style:vertical-align="middle" fo:padding="0.097cm" fo:border-left="none" fo:border-right="none" fo:border-top="none" fo:border-bottom="0.25pt solid #b22222" style:writing-mode="lr-tb"/>
    </style:style>
    <style:style style:name="Tabelle2" style:family="table">
      <style:table-properties style:width="17.092cm" fo:margin-left="0cm" table:align="left"/>
    </style:style>
    <style:style style:name="Tabelle2.A" style:family="table-column">
      <style:table-column-properties style:column-width="5.502cm"/>
    </style:style>
    <style:style style:name="Tabelle2.B" style:family="table-column">
      <style:table-column-properties style:column-width="7.251cm"/>
    </style:style>
    <style:style style:name="Tabelle2.C" style:family="table-column">
      <style:table-column-properties style:column-width="4.339cm"/>
    </style:style>
    <style:style style:name="Tabelle2.A1" style:family="table-cell">
      <style:table-cell-properties fo:padding="0.097cm" fo:border-left="none" fo:border-right="none" fo:border-top="1pt solid #b22222" fo:border-bottom="none" style:writing-mode="lr-tb"/>
    </style:style>
    <style:style style:name="MP1" style:family="paragraph" style:parent-style-name="Heading_20_1">
      <style:text-properties officeooo:paragraph-rsid="002189c4"/>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end" style:justify-single-word="false"/>
      <style:text-properties officeooo:rsid="0021c6c8" officeooo:paragraph-rsid="0021c6c8"/>
    </style:style>
    <style:style style:name="MP4" style:family="paragraph" style:parent-style-name="Table_20_Contents">
      <style:text-properties fo:font-size="10pt" style:font-size-asian="10pt" style:font-size-complex="10pt"/>
    </style:style>
    <style:style style:name="MP5" style:family="paragraph" style:parent-style-name="Table_20_Contents">
      <style:text-properties fo:font-size="10pt" officeooo:paragraph-rsid="002900af" style:font-size-asian="10pt" style:font-size-complex="10pt"/>
    </style:style>
    <style:style style:name="MP6" style:family="paragraph" style:parent-style-name="Table_20_Contents">
      <style:paragraph-properties fo:text-align="start" style:justify-single-word="false"/>
      <style:text-properties fo:font-size="10pt" style:font-size-asian="10pt" style:font-size-complex="10pt"/>
    </style:style>
    <style:style style:name="MP7" style:family="paragraph" style:parent-style-name="Footer">
      <style:text-properties fo:font-size="2pt" officeooo:rsid="0021c6c8" officeooo:paragraph-rsid="0021c6c8" style:font-size-asian="1.75pt" style:font-size-complex="2pt"/>
    </style:style>
    <style:style style:name="MP8" style:family="paragraph" style:parent-style-name="Table_20_Contents">
      <style:paragraph-properties fo:margin-top="0.101cm" fo:margin-bottom="0.101cm" style:contextual-spacing="false" fo:text-align="start" style:justify-single-word="false"/>
      <style:text-properties fo:color="#000000" loext:opacity="100%" style:font-name="Liberation Sans" fo:font-size="28pt" fo:font-weight="bold" style:font-size-asian="28pt" style:font-weight-asian="bold" style:font-size-complex="28pt" style:font-weight-complex="bold"/>
    </style:style>
    <style:style style:name="MP9" style:family="paragraph" style:parent-style-name="Standard">
      <style:text-properties style:font-name="Arial" fo:font-size="2pt" style:font-size-asian="2pt" style:font-size-complex="2pt"/>
    </style:style>
    <style:style style:name="MP10" style:family="paragraph" style:parent-style-name="Standard">
      <style:paragraph-properties fo:text-align="end" style:justify-single-word="false"/>
    </style:style>
    <style:style style:name="MP11" style:family="paragraph" style:parent-style-name="Header">
      <style:text-properties fo:font-size="6pt" style:font-size-asian="6pt" style:font-size-complex="6pt"/>
    </style:style>
    <style:style style:name="MP12" style:family="paragraph" style:parent-style-name="Horizontal_20_Line">
      <style:text-properties fo:font-size="2pt" style:font-size-asian="2pt" style:font-size-complex="2pt"/>
    </style:style>
    <style:style style:name="MP13" style:family="paragraph" style:parent-style-name="Standard">
      <style:text-properties fo:color="#a9a9a9" loext:opacity="100%" style:font-name="Liberation Sans" fo:font-size="8pt" style:font-size-asian="8pt" style:font-size-complex="8pt"/>
    </style:style>
    <style:style style:name="MP14" style:family="paragraph" style:parent-style-name="Standard">
      <style:text-properties fo:font-size="2pt" style:font-size-asian="2pt" style:font-size-complex="2pt"/>
    </style:style>
    <style:style style:name="MT1" style:family="text">
      <style:text-properties officeooo:rsid="002900af"/>
    </style:style>
    <style:style style:name="MT2" style:family="text">
      <style:text-properties officeooo:rsid="00249b2f"/>
    </style:style>
    <style:style style:name="MT3" style:family="text">
      <style:text-properties fo:color="#a9a9a9" loext:opacity="100%" style:font-name="Liberation Sans" fo:font-size="8pt" style:font-size-asian="8pt" style:font-size-complex="8pt"/>
    </style:style>
    <style:style style:name="MT4" style:family="text">
      <style:text-properties fo:color="#a9a9a9" loext:opacity="100%" style:font-name="Liberation Sans" fo:font-size="8pt" style:font-name-asian="Liberation Sans" style:font-size-asian="8pt" style:font-name-complex="Liberation Sans" style:font-size-complex="8pt"/>
    </style:style>
    <style:style style:name="MT5" style:family="text">
      <style:text-properties fo:color="#a9a9a9" loext:opacity="100%" style:font-name="Liberation Sans" fo:font-size="8pt" officeooo:rsid="001d6ec7"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4472c4"/>
      </style:header-style>
      <style:footer-style>
        <style:header-footer-properties fo:min-height="1.101cm" fo:margin-left="0cm" fo:margin-right="0cm" fo:margin-top="0cm" fo:background-color="transparent" style:dynamic-spacing="false" draw:fill="none" draw:fill-color="#4472c4"/>
      </style:footer-style>
    </style:page-layout>
    <style:page-layout style:name="Mpm2">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row table:style-name="Tabelle4.1">
            <table:table-cell table:style-name="Tabelle4.A1" office:value-type="string">
              <text:h text:style-name="MP1" text:outline-level="1"><text:bookmark-start text:name="protokoll-der-ordentlichen-mitgliederversammlung-des-makerspace-gütersloh-e.v Kopie 1 Kopie 2"/>Protokoll der ordentlichen Mitgliederversammlung des Makerspace Gütersloh e.V<text:bookmark-end text:name="protokoll-der-ordentlichen-mitgliederversammlung-des-makerspace-gütersloh-e.v Kopie 1 Kopie 2"/></text:h>
            </table:table-cell>
            <table:table-cell table:style-name="Tabelle4.A1" office:value-type="string">
              <text:p text:style-name="MP2"><draw:frame draw:style-name="Mfr1" draw:name="Bild1 Kopie 1" text:anchor-type="as-char" svg:y="0cm" svg:width="3.05cm" style:rel-width="scale" svg:height="2.799cm" style:rel-height="scale" draw:z-index="9"><draw:image xlink:href="Pictures/1000000100000226000001F4DF0DA54F.png" xlink:type="simple" xlink:show="embed" xlink:actuate="onLoad" draw:mime-type="image/png"/></draw:frame></text:p>
            </table:table-cell>
          </table:table-row>
        </table:table>
        <text:p text:style-name="Header"/>
      </style:header>
      <style:footer>
        <text:p text:style-name="MP3">Seite <text:page-number text:select-page="current">8</text:page-number><text:s/>/ <text:page-count>10</text:page-count></text:p>
        <table:table table:name="Tabelle5" table:style-name="Tabelle5">
          <table:table-column table:style-name="Tabelle5.A"/>
          <table:table-column table:style-name="Tabelle5.B"/>
          <table:table-column table:style-name="Tabelle5.C"/>
          <table:table-row>
            <table:table-cell table:style-name="Tabelle5.A1" office:value-type="string">
              <text:p text:style-name="MP4">Makerspace Gütersloh e.V.</text:p>
              <text:p text:style-name="MP4"><text:span text:style-name="MT1">post</text:span>@makerspace-gt.de</text:p>
              <text:p text:style-name="MP4"><text:span text:style-name="MT2">https://</text:span>makerspace-gt.de</text:p>
            </table:table-cell>
            <table:table-cell table:style-name="Tabelle5.A1" office:value-type="string">
              <text:p text:style-name="MP4">Vorstand: </text:p>
              <text:p text:style-name="MP5">Klaus-Jürgen Großekathöfer, Martin Teuber, <text:line-break/>Michael Prange, Sarah Franke, Tim Lakämper</text:p>
            </table:table-cell>
            <table:table-cell table:style-name="Tabelle5.A1" office:value-type="string">
              <text:p text:style-name="MP6">Amtsgericht Gütersloh VR1720</text:p>
              <text:p text:style-name="MP6">Volksbank Gütersloh-Bielefeld</text:p>
              <text:p text:style-name="MP6">DE52 4786 0125 1226 2315 00</text:p>
            </table:table-cell>
          </table:table-row>
        </table:table>
        <text:p text:style-name="MP7"/>
      </style:footer>
    </style:master-page>
    <style:master-page style:name="MP0" style:page-layout-name="Mpm2" draw:style-name="Mdp1">
      <style:header>
        <table:table table:name="Tabelle1" table:style-name="Tabelle1">
          <table:table-column table:style-name="Tabelle1.A"/>
          <table:table-column table:style-name="Tabelle1.B"/>
          <table:table-row>
            <table:table-cell table:style-name="Tabelle1.A1" office:value-type="string">
              <text:p text:style-name="MP8">Protokoll der ordentlichen Mitgliederversammlung des Makerspace Gütersloh e.V.</text:p>
            </table:table-cell>
            <table:table-cell table:style-name="Tabelle1.A1" office:value-type="string">
              <text:p text:style-name="MP9"/>
              <text:p text:style-name="MP10"><draw:frame draw:style-name="Mfr1" draw:name="Bild1" text:anchor-type="as-char" svg:y="0cm" svg:width="3.563cm" style:rel-width="scale" svg:height="3.239cm" style:rel-height="scale"><draw:image xlink:href="Pictures/1000000100000226000001F4DF0DA54F.png" xlink:type="simple" xlink:show="embed" xlink:actuate="onLoad" draw:mime-type="image/png"/></draw:frame></text:p>
            </table:table-cell>
          </table:table-row>
        </table:table>
        <text:p text:style-name="MP11"/>
      </style:header>
      <style:footer>
        <text:p text:style-name="MP12"/>
        <table:table table:name="Tabelle2" table:style-name="Tabelle2">
          <table:table-column table:style-name="Tabelle2.A"/>
          <table:table-column table:style-name="Tabelle2.B"/>
          <table:table-column table:style-name="Tabelle2.C"/>
          <table:table-row>
            <table:table-cell table:style-name="Tabelle2.A1" office:value-type="string">
              <text:p text:style-name="MP13">Makerspace Gütersloh e.V.</text:p>
              <text:p text:style-name="MP13">info@makerspace-gt.de</text:p>
              <text:p text:style-name="MP13">www.makerspace-gt.de</text:p>
            </table:table-cell>
            <table:table-cell table:style-name="Tabelle2.A1" office:value-type="string">
              <text:p text:style-name="MP13">Vorstand: </text:p>
              <text:p text:style-name="Standard"><text:span text:style-name="Absatz-Standardschriftart"><text:span text:style-name="MT3">Jens-Peter Kubsch </text:span></text:span><text:span text:style-name="Absatz-Standardschriftart"><text:span text:style-name="MT4">•</text:span></text:span><text:span text:style-name="Absatz-Standardschriftart"><text:span text:style-name="MT3"> </text:span></text:span><text:span text:style-name="Absatz-Standardschriftart"><text:span text:style-name="MT5">Martin Teuber</text:span></text:span></text:p>
              <text:p text:style-name="Standard"><text:span text:style-name="Absatz-Standardschriftart"><text:span text:style-name="MT4">Michael Prange</text:span></text:span><text:span text:style-name="Absatz-Standardschriftart"><text:span text:style-name="MT3"> </text:span></text:span><text:span text:style-name="Absatz-Standardschriftart"><text:span text:style-name="MT4">•</text:span></text:span><text:span text:style-name="Absatz-Standardschriftart"><text:span text:style-name="MT3"> </text:span></text:span><text:span text:style-name="Absatz-Standardschriftart"><text:span text:style-name="MT5">Sarah Franke</text:span></text:span><text:span text:style-name="Absatz-Standardschriftart"><text:span text:style-name="MT3"> </text:span></text:span><text:span text:style-name="Absatz-Standardschriftart"><text:span text:style-name="MT4">•</text:span></text:span><text:span text:style-name="Absatz-Standardschriftart"><text:span text:style-name="MT3"> </text:span></text:span><text:span text:style-name="Absatz-Standardschriftart"><text:span text:style-name="MT5">Tim Lakämper</text:span></text:span></text:p>
            </table:table-cell>
            <table:table-cell table:style-name="Tabelle2.A1" office:value-type="string">
              <text:p text:style-name="MP13">Amtsgericht Gütersloh VR1720</text:p>
              <text:p text:style-name="MP13">Volksbank Gütersloh-Bielefeld</text:p>
              <text:p text:style-name="MP13">DE52 4786 0125 1226 2315 00</text:p>
            </table:table-cell>
          </table:table-row>
        </table:table>
        <text:p text:style-name="MP1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dc:title/>
    <dc:description/>
    <dc:subject/>
    <meta:keyword/>
    <meta:initial-creator/>
    <meta:creation-date>2026-03-15T08:59:07Z</meta:creation-date>
    <dc:date>2026-03-15T10:12:09.687284293</dc:date>
    <meta:editing-duration>PT12M29S</meta:editing-duration>
    <meta:editing-cycles>6</meta:editing-cycles>
    <meta:print-date>2026-03-15T10:11:34.145393203</meta:print-date>
    <meta:printed-by>PDF-Dateien</meta:printed-by>
    <meta:document-statistic meta:table-count="4" meta:image-count="2" meta:object-count="0" meta:page-count="10" meta:paragraph-count="301" meta:word-count="2133" meta:character-count="14752" meta:non-whitespace-character-count="13140"/>
  </office:meta>
</office:document-meta>
</file>